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Standard">
      <style:text-properties fo:font-style="normal" fo:font-weight="normal" officeooo:rsid="001ac0b4" officeooo:paragraph-rsid="001ac0b4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text-properties fo:font-style="normal" fo:font-weight="normal" officeooo:rsid="001ac0b4" officeooo:paragraph-rsid="001ac0b4" style:font-style-asian="normal" style:font-weight-asian="normal" style:font-style-complex="normal" style:font-weight-complex="normal"/>
    </style:style>
    <style:style style:name="P9" style:family="paragraph" style:parent-style-name="Table_20_Contents">
      <style:text-properties officeooo:rsid="001ac0b4" officeooo:paragraph-rsid="001ac0b4"/>
    </style:style>
    <style:style style:name="T1" style:family="text">
      <style:text-properties officeooo:rsid="001ac0b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<text:span text:style-name="T1">11. Vérifier les abonnements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9">Vérifier les abonnements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<text:span text:style-name="T1">e système vérifie les abonnement pour les date de fin d'abonnement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9">Système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9">Aucune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5">Aucun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7">Ce tâches se fait automatiquement par le système pour vérifier si il y a des abonnements qui approche leurs fin.</text:p>
      <text:p text:style-name="P3"/>
      <text:p text:style-name="P2">Scénario d'opération</text:p>
      <text:list xml:id="list6353243244207359753" text:style-name="L1">
        <text:list-item>
          <text:p text:style-name="P8">Le système fait sa routine de vérification.</text:p>
        </text:list-item>
        <text:list-item>
          <text:p text:style-name="P8">Le système met dans une liste apars les compte que leur abonnements est bientôt fini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3:59:49.440624594</dc:date>
    <meta:editing-duration>PT40M11S</meta:editing-duration>
    <meta:editing-cycles>8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0" meta:word-count="80" meta:character-count="521" meta:non-whitespace-character-count="463"/>
  </office:meta>
</office:document-meta>
</file>